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tvm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 office:value-type="string" calcext:value-type="string">
            <text:p>kkr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 office:value-type="string" calcext:value-type="string">
            <text:p>u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33:51.156009543</meta:creation-date>
    <dc:date>2018-03-17T09:34:56.629591430</dc:date>
    <meta:editing-duration>P0D</meta:editing-duration>
    <meta:editing-cycles>1</meta:editing-cycles>
    <meta:document-statistic meta:table-count="1" meta:cell-count="8" meta:object-count="0"/>
    <meta:generator>LibreOffice/4.2.8.2$Linux_x86 LibreOffice_project/420m0$Build-2</meta:generator>
  </office:meta>
</office:document-meta>
</file>